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5a7f"/>
    </style:style>
    <style:style style:name="T1" style:family="text">
      <style:text-properties officeooo:rsid="001f5a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Seite 130:</text:span></text:p>
      <text:p text:style-name="P1"><text:span text:style-name="T1"/></text:p>
      <text:p text:style-name="P1"><text:span text:style-name="T1">explore</text:span></text:p>
      <text:p text:style-name="P1"><text:span text:style-name="T1">imagine</text:span></text:p>
      <text:p text:style-name="P1"><text:span text:style-name="T1">department</text:span></text:p>
      <text:p text:style-name="P1"><text:span text:style-name="T1">trade fair</text:span></text:p>
      <text:p text:style-name="P1"><text:span text:style-name="T1">leading</text:span></text:p>
      <text:p text:style-name="P1"><text:span text:style-name="T1">company</text:span></text:p>
      <text:p text:style-name="P1"><text:span text:style-name="T1">head office</text:span></text:p>
      <text:p text:style-name="P1"><text:span text:style-name="T1">subsidiary</text:span></text:p>
      <text:p text:style-name="P1"><text:span text:style-name="T1">turnover</text:span></text:p>
      <text:p text:style-name="P1"><text:span text:style-name="T1">expand</text:span></text:p>
      <text:p text:style-name="P1"><text:span text:style-name="T1">research</text:span></text:p>
      <text:p text:style-name="P1"><text:span text:style-name="T1">developement</text:span></text:p>
      <text:p text:style-name="P1"><text:span text:style-name="T1">sales</text:span></text:p>
      <text:p text:style-name="P1"><text:span text:style-name="T1">leader</text:span></text:p>
      <text:p text:style-name="P1"><text:span text:style-name="T1">invent</text:span></text:p>
      <text:p text:style-name="P1"><text:span text:style-name="T1">(it's) your turn</text:span></text:p>
      <text:p text:style-name="P1"><text:span text:style-name="T1">recruit</text:span></text:p>
      <text:p text:style-name="P1"><text:span text:style-name="T1">divide</text:span></text:p>
      <text:p text:style-name="P1"><text:span text:style-name="T1">distribution</text:span></text:p>
      <text:p text:style-name="P1"><text:span text:style-name="T1">employee</text:span></text:p>
      <text:p text:style-name="P1"><text:span text:style-name="T1">training</text:span></text:p>
      <text:p text:style-name="P1"><text:span text:style-name="T1">trainy</text:span></text:p>
      <text:p text:style-name="P1"><text:span text:style-name="T1">apprenticeship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0:07:30.65</meta:creation-date>
    <dc:date>2013-01-29T14:12:41.63</dc:date>
    <meta:editing-duration>PT3H49M58S</meta:editing-duration>
    <meta:editing-cycles>1</meta:editing-cycles>
    <meta:document-statistic meta:table-count="0" meta:image-count="0" meta:object-count="0" meta:page-count="1" meta:paragraph-count="24" meta:word-count="29" meta:character-count="207" meta:non-whitespace-character-count="202"/>
    <meta:generator>LibreOffice/3.6$Windows_x86 LibreOffice_project/2ef5aff-a6fb0ff-166bdff-cf087ad-0f1389</meta:generator>
  </office:meta>
</office:document-meta>
</file>